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1 = 1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1 = 1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1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'd with 1 equals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meta:document-statistic meta:object-count="5"/>
  </office:meta>
</office:document-meta>
</file>